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config="urn:oasis:names:tc:opendocument:xmlns:config:1.0" xmlns:ooo="http://openoffice.org/2004/office" xmlns:dc="http://purl.org/dc/elements/1.1/" xmlns:fo="urn:oasis:names:tc:opendocument:xmlns:xsl-fo-compatible:1.0" xmlns:svg="urn:oasis:names:tc:opendocument:xmlns:svg-compatible:1.0" xmlns:number="urn:oasis:names:tc:opendocument:xmlns:datastyle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config="urn:oasis:names:tc:opendocument:xmlns:config:1.0" xmlns:ooo="http://openoffice.org/2004/office" xmlns:dc="http://purl.org/dc/elements/1.1/" xmlns:fo="urn:oasis:names:tc:opendocument:xmlns:xsl-fo-compatible:1.0" xmlns:svg="urn:oasis:names:tc:opendocument:xmlns:svg-compatible:1.0" xmlns:number="urn:oasis:names:tc:opendocument:xmlns:datastyle:1.0" office:version="1.2">
  <office:automatic-styles/>
  <office:body>
    <office:spreadsheet>
      <table:table table:name="DataSheet">
        <table:table-row>
          <table:table-cell office:value-type="string">
            <text:p>keyAdded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ddKey</text:p>
          </table:table-cell>
          <table:table-cell office:value-type="string">
            <text:p>graphical_culture</text:p>
          </table:table-cell>
          <table:table-cell office:value-type="string">
            <text:p>is_space_object</text:p>
          </table:table-cell>
          <table:table-cell office:value-type="string">
            <text:p>ftl</text:p>
          </table:table-cell>
          <table:table-cell office:value-type="string">
            <text:p>max_speed</text:p>
          </table:table-cell>
          <table:table-cell office:value-type="string">
            <text:p>rotation_speed</text:p>
          </table:table-cell>
          <table:table-cell office:value-type="string">
            <text:p>combat_max_speed</text:p>
          </table:table-cell>
          <table:table-cell office:value-type="string">
            <text:p>combat_rotation_speed</text:p>
          </table:table-cell>
          <table:table-cell office:value-type="string">
            <text:p>acceleration</text:p>
          </table:table-cell>
          <table:table-cell office:value-type="string">
            <text:p>modifie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_hitpoints</text:p>
          </table:table-cell>
          <table:table-cell office:value-type="string">
            <text:p>size_multiplier</text:p>
          </table:table-cell>
          <table:table-cell office:value-type="string">
            <text:p>fleet_slot_size</text:p>
          </table:table-cell>
          <table:table-cell office:value-type="string">
            <text:p>section_slots</text:p>
          </table:table-cell>
          <table:table-cell office:value-type="string">
            <text:p>num_target_locators</text:p>
          </table:table-cell>
          <table:table-cell office:value-type="string">
            <text:p>icon_frame</text:p>
          </table:table-cell>
          <table:table-cell office:value-type="string">
            <text:p>class</text:p>
          </table:table-cell>
          <table:table-cell office:value-type="string">
            <text:p>is_designable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ship_evasion_add</text:p>
          </table:table-cell>
          <table:table-cell office:value-type="string">
            <text:p>ship_shield_hp_add</text:p>
          </table:table-cell>
          <table:table-cell office:value-type="string">
            <text:p>ship_shield_regen_add</text:p>
          </table:table-cell>
          <table:table-cell office:value-type="string">
            <text:p>ship_weapon_range_mult</text:p>
          </table:table-cell>
          <table:table-cell office:value-type="string">
            <text:p>ship_ftl_jumpdrive_range_mul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"mid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locato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psionic_avatar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warp</text:p>
          </table:table-cell>
          <table:table-cell office:value-type="string">
            <text:p>3</text:p>
          </table:table-cell>
          <table:table-cell office:value-type="string">
            <text:p>0.15</text:p>
          </table:table-cell>
          <table:table-cell office:value-type="string">
            <text:p>1.25	 </text:p>
          </table:table-cell>
          <table:table-cell office:value-type="string">
            <text:p>0.025</text:p>
          </table:table-cell>
          <table:table-cell office:value-type="string">
            <text:p>0.3</text:p>
          </table:table-cell>
          <table:table-cell office:value-type="string">
            <text:p>15</text:p>
          </table:table-cell>
          <table:table-cell office:value-type="string">
            <text:p>20000</text:p>
          </table:table-cell>
          <table:table-cell office:value-type="string">
            <text:p>2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5000</text:p>
          </table:table-cell>
          <table:table-cell office:value-type="string">
            <text:p>16</text:p>
          </table:table-cell>
          <table:table-cell office:value-type="string">
            <text:p>16</text:p>
          </table:table-cell>
          <table:table-cell office:value-type="string">
            <text:p>"part1"</text:p>
          </table:table-cell>
          <table:table-cell office:value-type="string">
            <text:p>0</text:p>
          </table:table-cell>
          <table:table-cell office:value-type="string">
            <text:p>12</text:p>
          </table:table-cell>
          <table:table-cell office:value-type="string">
            <text:p>shipclass_military</text:p>
          </table:table-cell>
          <table:table-cell office:value-type="string">
            <text:p>no</text:p>
          </table:table-cell>
        </table:table-row>
        <table:table-row>
          <table:table-cell office:value-type="string">
            <text:p>corrupted_avatar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warp</text:p>
          </table:table-cell>
          <table:table-cell office:value-type="string">
            <text:p>3</text:p>
          </table:table-cell>
          <table:table-cell office:value-type="string">
            <text:p>0.15</text:p>
          </table:table-cell>
          <table:table-cell office:value-type="string">
            <text:p>0.75</text:p>
          </table:table-cell>
          <table:table-cell office:value-type="string">
            <text:p>0.02</text:p>
          </table:table-cell>
          <table:table-cell office:value-type="string">
            <text:p>0.2</text:p>
          </table:table-cell>
          <table:table-cell office:value-type="string">
            <text:p>25</text:p>
          </table:table-cell>
          <table:table-cell office:value-type="string">
            <text:p>150000</text:p>
          </table:table-cell>
          <table:table-cell office:value-type="string">
            <text:p>20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17500</text:p>
          </table:table-cell>
          <table:table-cell office:value-type="string">
            <text:p>16</text:p>
          </table:table-cell>
          <table:table-cell office:value-type="string">
            <text:p>16</text:p>
          </table:table-cell>
          <table:table-cell office:value-type="string">
            <text:p>"part1"</text:p>
          </table:table-cell>
          <table:table-cell office:value-type="string">
            <text:p>0</text:p>
          </table:table-cell>
          <table:table-cell office:value-type="string">
            <text:p>12</text:p>
          </table:table-cell>
          <table:table-cell office:value-type="string">
            <text:p>shipclass_military</text:p>
          </table:table-cell>
          <table:table-cell office:value-type="string">
            <text:p>no</text:p>
          </table:table-cell>
        </table:table-row>
        <table:table-row>
          <table:table-cell office:value-type="string">
            <text:p>shroud_manifestation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warp</text:p>
          </table:table-cell>
          <table:table-cell office:value-type="string">
            <text:p>3</text:p>
          </table:table-cell>
          <table:table-cell office:value-type="string">
            <text:p>0.15</text:p>
          </table:table-cell>
          <table:table-cell office:value-type="string">
            <text:p>0.75</text:p>
          </table:table-cell>
          <table:table-cell office:value-type="string">
            <text:p>0.02</text:p>
          </table:table-cell>
          <table:table-cell office:value-type="string">
            <text:p>0.2</text:p>
          </table:table-cell>
          <table:table-cell office:value-type="string">
            <text:p>25</text:p>
          </table:table-cell>
          <table:table-cell office:value-type="string">
            <text:p>50000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10000</text:p>
          </table:table-cell>
          <table:table-cell office:value-type="string">
            <text:p>16</text:p>
          </table:table-cell>
          <table:table-cell office:value-type="string">
            <text:p>16</text:p>
          </table:table-cell>
          <table:table-cell office:value-type="string">
            <text:p>"part1"</text:p>
          </table:table-cell>
          <table:table-cell office:value-type="string">
            <text:p>0</text:p>
          </table:table-cell>
          <table:table-cell office:value-type="string">
            <text:p>12</text:p>
          </table:table-cell>
          <table:table-cell office:value-type="string">
            <text:p>shipclass_military</text:p>
          </table:table-cell>
          <table:table-cell office:value-type="string">
            <text:p>no</text:p>
          </table:table-cell>
        </table:table-row>
        <table:table-row>
          <table:table-cell office:value-type="string">
            <text:p>warped_consciousnes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warp</text:p>
          </table:table-cell>
          <table:table-cell office:value-type="string">
            <text:p>3</text:p>
          </table:table-cell>
          <table:table-cell office:value-type="string">
            <text:p>0.15</text:p>
          </table:table-cell>
          <table:table-cell office:value-type="string">
            <text:p>0.25</text:p>
          </table:table-cell>
          <table:table-cell office:value-type="string">
            <text:p>0.02</text:p>
          </table:table-cell>
          <table:table-cell office:value-type="string">
            <text:p>0.1</text:p>
          </table:table-cell>
          <table:table-cell office:value-type="string">
            <text:p>25</text:p>
          </table:table-cell>
          <table:table-cell office:value-type="string">
            <text:p>50000</text:p>
          </table:table-cell>
          <table:table-cell office:value-type="string">
            <text:p/>
          </table:table-cell>
          <table:table-cell office:value-type="string">
            <text:p>2</text:p>
          </table:table-cell>
          <table:table-cell office:value-type="string">
            <text:p>5</text:p>
          </table:table-cell>
          <table:table-cell office:value-type="string">
            <text:p>10000</text:p>
          </table:table-cell>
          <table:table-cell office:value-type="string">
            <text:p>16</text:p>
          </table:table-cell>
          <table:table-cell office:value-type="string">
            <text:p>16</text:p>
          </table:table-cell>
          <table:table-cell office:value-type="string">
            <text:p>"part1"</text:p>
          </table:table-cell>
          <table:table-cell office:value-type="string">
            <text:p>0</text:p>
          </table:table-cell>
          <table:table-cell office:value-type="string">
            <text:p>12</text:p>
          </table:table-cell>
          <table:table-cell office:value-type="string">
            <text:p>shipclass_military</text:p>
          </table:table-cell>
          <table:table-cell office:value-type="string">
            <text:p>no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config="urn:oasis:names:tc:opendocument:xmlns:config:1.0" xmlns:ooo="http://openoffice.org/2004/office" xmlns:dc="http://purl.org/dc/elements/1.1/" xmlns:fo="urn:oasis:names:tc:opendocument:xmlns:xsl-fo-compatible:1.0" xmlns:svg="urn:oasis:names:tc:opendocument:xmlns:svg-compatible:1.0" xmlns:number="urn:oasis:names:tc:opendocument:xmlns:datastyle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config="urn:oasis:names:tc:opendocument:xmlns:config:1.0" xmlns:ooo="http://openoffice.org/2004/office" xmlns:dc="http://purl.org/dc/elements/1.1/" xmlns:fo="urn:oasis:names:tc:opendocument:xmlns:xsl-fo-compatible:1.0" xmlns:svg="urn:oasis:names:tc:opendocument:xmlns:svg-compatible:1.0" xmlns:number="urn:oasis:names:tc:opendocument:xmlns:datastyle:1.0" office:version="1.2">
  <office:meta>
    <meta:generator>ODFPY/1.3.5</meta:generator>
  </office:meta>
</office:document-meta>
</file>